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1.4256in"/>
    </style:style>
    <style:style style:name="co4" style:family="table-column">
      <style:table-column-properties fo:break-before="auto" style:column-width="0.9in"/>
    </style:style>
    <style:style style:name="co5" style:family="table-column">
      <style:table-column-properties fo:break-before="auto" style:column-width="1.2543in"/>
    </style:style>
    <style:style style:name="co6" style:family="table-column">
      <style:table-column-properties fo:break-before="auto" style:column-width="1.3937in"/>
    </style:style>
    <style:style style:name="co7" style:family="table-column">
      <style:table-column-properties fo:break-before="auto" style:column-width="1.3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4000"/>
    </style:style>
    <style:style style:name="ce2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bs</text:p>
          </table:table-cell>
          <table:table-cell office:value-type="string" calcext:value-type="string">
            <text:p>Num. Points</text:p>
          </table:table-cell>
          <table:table-cell office:value-type="string" calcext:value-type="string">
            <text:p>seconds per 100 batches</text:p>
          </table:table-cell>
          <table:table-cell office:value-type="string" calcext:value-type="string">
            <text:p>points per second</text:p>
          </table:table-cell>
          <table:table-cell/>
          <table:table-cell office:value-type="string" calcext:value-type="string">
            <text:p>#batch per epoch</text:p>
          </table:table-cell>
          <table:table-cell office:value-type="string" calcext:value-type="string">
            <text:p>seconds per epoch</text:p>
          </table:table-cell>
          <table:table-cell office:value-type="string" calcext:value-type="string">
            <text:p>minutes p. epoch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duration in s</text:p>
          </table:table-cell>
          <table:table-cell office:value-type="string" calcext:value-type="string">
            <text:p>num batches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192" calcext:value-type="float">
            <text:p>8192</text:p>
          </table:table-cell>
          <table:table-cell office:value-type="float" office:value="12" calcext:value-type="float">
            <text:p>12</text:p>
          </table:table-cell>
          <table:table-cell table:formula="of:=FLOOR(100*[.A2]*[.B2]/[.C2])" office:value-type="float" office:value="546133" calcext:value-type="float">
            <text:p>546133</text:p>
          </table:table-cell>
          <table:table-cell/>
          <table:table-cell office:value-type="float" office:value="18108" calcext:value-type="float">
            <text:p>18108</text:p>
          </table:table-cell>
          <table:table-cell table:formula="of:=[.F2]/100 * [.C2]" office:value-type="float" office:value="2172.96" calcext:value-type="float">
            <text:p>2172.96</text:p>
          </table:table-cell>
          <table:table-cell table:formula="of:= [.G2] / 60" office:value-type="float" office:value="36.216" calcext:value-type="float">
            <text:p>36.216</text:p>
          </table:table-cell>
          <table:table-cell office:value-type="string" calcext:value-type="string">
            <text:p>pc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18" calcext:value-type="float">
            <text:p>18</text:p>
          </table:table-cell>
          <table:table-cell table:formula="of:=FLOOR(100*[.A3]*[.B3]/[.C3])" office:value-type="float" office:value="728177" calcext:value-type="float">
            <text:p>728177</text:p>
          </table:table-cell>
          <table:table-cell/>
          <table:table-cell office:value-type="float" office:value="9054" calcext:value-type="float">
            <text:p>9054</text:p>
          </table:table-cell>
          <table:table-cell table:formula="of:=[.F3]/100 * [.C3]" office:value-type="float" office:value="1629.72" calcext:value-type="float">
            <text:p>1629.72</text:p>
          </table:table-cell>
          <table:table-cell table:formula="of:= [.G3] / 60" office:value-type="float" office:value="27.162" calcext:value-type="float">
            <text:p>27.162</text:p>
          </table:table-cell>
          <table:table-cell office:value-type="string" calcext:value-type="string">
            <text:p>pc</text:p>
          </table:table-cell>
          <table:table-cell table:number-columns-repeated="101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25" calcext:value-type="float">
            <text:p>125</text:p>
          </table:table-cell>
          <table:table-cell table:formula="of:=FLOOR(100*[.A4]*[.B4]/[.C4])" office:value-type="float" office:value="838860" calcext:value-type="float">
            <text:p>838860</text:p>
          </table:table-cell>
          <table:table-cell/>
          <table:table-cell office:value-type="float" office:value="1131" calcext:value-type="float">
            <text:p>1131</text:p>
          </table:table-cell>
          <table:table-cell table:formula="of:=[.F4]/100 * [.C4]" office:value-type="float" office:value="1413.75" calcext:value-type="float">
            <text:p>1413.75</text:p>
          </table:table-cell>
          <table:table-cell table:formula="of:= [.G4] / 60" office:value-type="float" office:value="23.5625" calcext:value-type="float">
            <text:p>23.5625</text:p>
          </table:table-cell>
          <table:table-cell office:value-type="string" calcext:value-type="string">
            <text:p>pc</text:p>
          </table:table-cell>
          <table:table-cell table:number-columns-repeated="101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260" calcext:value-type="float">
            <text:p>260</text:p>
          </table:table-cell>
          <table:table-cell table:formula="of:=FLOOR(100*[.A5]*[.B5]/[.C5])" office:value-type="float" office:value="806596" calcext:value-type="float">
            <text:p>806596</text:p>
          </table:table-cell>
          <table:table-cell office:value-type="string" calcext:value-type="string">
            <text:p>(Max bs)</text:p>
          </table:table-cell>
          <table:table-cell office:value-type="float" office:value="565" calcext:value-type="float">
            <text:p>565</text:p>
          </table:table-cell>
          <table:table-cell table:formula="of:=[.F5]/100 * [.C5]" office:value-type="float" office:value="1469" calcext:value-type="float">
            <text:p>1469</text:p>
          </table:table-cell>
          <table:table-cell table:formula="of:= [.G5] / 60" office:value-type="float" office:value="24.4833333333333" calcext:value-type="float">
            <text:p>24.4833333333333</text:p>
          </table:table-cell>
          <table:table-cell office:value-type="string" calcext:value-type="string">
            <text:p>pc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" calcext:value-type="float">
            <text:p>7</text:p>
          </table:table-cell>
          <table:table-cell table:formula="of:=FLOOR(100*[.A6]*[.B6]/[.C6])" office:value-type="float" office:value="117028" calcext:value-type="float">
            <text:p>117028</text:p>
          </table:table-cell>
          <table:table-cell/>
          <table:table-cell office:value-type="float" office:value="18108" calcext:value-type="float">
            <text:p>18108</text:p>
          </table:table-cell>
          <table:table-cell table:formula="of:=[.F6]/100 * [.C6]" office:value-type="float" office:value="1267.56" calcext:value-type="float">
            <text:p>1267.56</text:p>
          </table:table-cell>
          <table:table-cell table:formula="of:= [.G6] / 60" office:value-type="float" office:value="21.126" calcext:value-type="float">
            <text:p>21.126</text:p>
          </table:table-cell>
          <table:table-cell office:value-type="string" calcext:value-type="string">
            <text:p>pc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FLOOR(100*[.A7]*[.B7]/[.C7])" office:value-type="float" office:value="163840" calcext:value-type="float">
            <text:p>163840</text:p>
          </table:table-cell>
          <table:table-cell/>
          <table:table-cell office:value-type="float" office:value="9054" calcext:value-type="float">
            <text:p>9054</text:p>
          </table:table-cell>
          <table:table-cell table:formula="of:=[.F7]/100 * [.C7]" office:value-type="float" office:value="905.4" calcext:value-type="float">
            <text:p>905.4</text:p>
          </table:table-cell>
          <table:table-cell table:formula="of:= [.G7] / 60" office:value-type="float" office:value="15.09" calcext:value-type="float">
            <text:p>15.09</text:p>
          </table:table-cell>
          <table:table-cell office:value-type="string" calcext:value-type="string">
            <text:p>pc</text:p>
          </table:table-cell>
          <table:table-cell table:number-columns-repeated="101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65" calcext:value-type="float">
            <text:p>65</text:p>
          </table:table-cell>
          <table:table-cell table:formula="of:=FLOOR(100*[.A8]*[.B8]/[.C8])" office:value-type="float" office:value="201649" calcext:value-type="float">
            <text:p>201649</text:p>
          </table:table-cell>
          <table:table-cell/>
          <table:table-cell office:value-type="float" office:value="1131" calcext:value-type="float">
            <text:p>1131</text:p>
          </table:table-cell>
          <table:table-cell table:formula="of:=[.F8]/100 * [.C8]" office:value-type="float" office:value="735.15" calcext:value-type="float">
            <text:p>735.15</text:p>
          </table:table-cell>
          <table:table-cell table:formula="of:= [.G8] / 60" office:value-type="float" office:value="12.2525" calcext:value-type="float">
            <text:p>12.2525</text:p>
          </table:table-cell>
          <table:table-cell office:value-type="string" calcext:value-type="string">
            <text:p>pc</text:p>
          </table:table-cell>
          <table:table-cell table:number-columns-repeated="101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40" calcext:value-type="float">
            <text:p>140</text:p>
          </table:table-cell>
          <table:table-cell table:formula="of:=FLOOR(100*[.A9]*[.B9]/[.C9])" office:value-type="float" office:value="187245" calcext:value-type="float">
            <text:p>187245</text:p>
          </table:table-cell>
          <table:table-cell office:value-type="string" calcext:value-type="string">
            <text:p>(Max bs)</text:p>
          </table:table-cell>
          <table:table-cell office:value-type="float" office:value="565" calcext:value-type="float">
            <text:p>565</text:p>
          </table:table-cell>
          <table:table-cell table:formula="of:=[.F9]/100 * [.C9]" office:value-type="float" office:value="791" calcext:value-type="float">
            <text:p>791</text:p>
          </table:table-cell>
          <table:table-cell table:formula="of:= [.G9] / 60" office:value-type="float" office:value="13.1833333333333" calcext:value-type="float">
            <text:p>13.1833333333333</text:p>
          </table:table-cell>
          <table:table-cell office:value-type="string" calcext:value-type="string">
            <text:p>pc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2.3" calcext:value-type="float">
            <text:p>12.3</text:p>
          </table:table-cell>
          <table:table-cell table:formula="of:=FLOOR(100*[.A10]*[.B10]/[.C10])" office:value-type="float" office:value="66601" calcext:value-type="float">
            <text:p>66601</text:p>
          </table:table-cell>
          <table:table-cell/>
          <table:table-cell office:value-type="float" office:value="18108" calcext:value-type="float">
            <text:p>18108</text:p>
          </table:table-cell>
          <table:table-cell table:formula="of:=[.F10]/100 * [.C10]" office:value-type="float" office:value="2227.284" calcext:value-type="float">
            <text:p>2227.284</text:p>
          </table:table-cell>
          <table:table-cell table:formula="of:= [.G10] / 60" office:value-type="float" office:value="37.1214" calcext:value-type="float">
            <text:p>37.1214</text:p>
          </table:table-cell>
          <table:table-cell office:value-type="string" calcext:value-type="string">
            <text:p>A40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formula="of:=([.J11] / [.K11])*100" office:value-type="float" office:value="12.8846153846154" calcext:value-type="float">
            <text:p>12.8846153846154</text:p>
          </table:table-cell>
          <table:table-cell table:formula="of:=FLOOR(100*[.A11]*[.B11]/[.C11])" office:value-type="float" office:value="127159" calcext:value-type="float">
            <text:p>127159</text:p>
          </table:table-cell>
          <table:table-cell/>
          <table:table-cell office:value-type="float" office:value="9054" calcext:value-type="float">
            <text:p>9054</text:p>
          </table:table-cell>
          <table:table-cell table:formula="of:=[.F11]/100 * [.C11]" office:value-type="float" office:value="1166.57307692308" calcext:value-type="float">
            <text:p>1166.57307692308</text:p>
          </table:table-cell>
          <table:table-cell table:formula="of:= [.G11] / 60" office:value-type="float" office:value="19.4428846153846" calcext:value-type="float">
            <text:p>19.4428846153846</text:p>
          </table:table-cell>
          <table:table-cell office:value-type="string" calcext:value-type="string">
            <text:p>A40</text:p>
          </table:table-cell>
          <table:table-cell table:formula="of:=4*60 + 28" office:value-type="float" office:value="268" calcext:value-type="float">
            <text:p>268</text:p>
          </table:table-cell>
          <table:table-cell table:formula="of:=2201-121" office:value-type="float" office:value="2080" calcext:value-type="float">
            <text:p>2080</text:p>
          </table:table-cell>
          <table:table-cell table:number-columns-repeated="101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table:formula="of:=([.J12] / [.K12])*100" office:value-type="float" office:value="111.363636363636" calcext:value-type="float">
            <text:p>111.363636363636</text:p>
          </table:table-cell>
          <table:table-cell table:formula="of:=FLOOR(100*[.A12]*[.B12]/[.C12])" office:value-type="float" office:value="117697" calcext:value-type="float">
            <text:p>117697</text:p>
          </table:table-cell>
          <table:table-cell/>
          <table:table-cell office:value-type="float" office:value="1131" calcext:value-type="float">
            <text:p>1131</text:p>
          </table:table-cell>
          <table:table-cell table:formula="of:=[.F12]/100 * [.C12]" office:value-type="float" office:value="1259.52272727273" calcext:value-type="float">
            <text:p>1259.52272727273</text:p>
          </table:table-cell>
          <table:table-cell table:formula="of:= [.G12] / 60" office:value-type="float" office:value="20.9920454545455" calcext:value-type="float">
            <text:p>20.9920454545455</text:p>
          </table:table-cell>
          <table:table-cell office:value-type="string" calcext:value-type="string">
            <text:p>A40</text:p>
          </table:table-cell>
          <table:table-cell table:formula="of:=4*60 + 5" office:value-type="float" office:value="245" calcext:value-type="float">
            <text:p>245</text:p>
          </table:table-cell>
          <table:table-cell table:formula="of:=261-41" office:value-type="float" office:value="220" calcext:value-type="float">
            <text:p>220</text:p>
          </table:table-cell>
          <table:table-cell table:number-columns-repeated="101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table:formula="of:=([.J13] / [.K13])*100" office:value-type="float" office:value="193" calcext:value-type="float">
            <text:p>193</text:p>
          </table:table-cell>
          <table:table-cell table:formula="of:=FLOOR(100*[.A13]*[.B13]/[.C13])" office:value-type="float" office:value="135825" calcext:value-type="float">
            <text:p>135825</text:p>
          </table:table-cell>
          <table:table-cell/>
          <table:table-cell office:value-type="float" office:value="565" calcext:value-type="float">
            <text:p>565</text:p>
          </table:table-cell>
          <table:table-cell table:formula="of:=[.F13]/100 * [.C13]" office:value-type="float" office:value="1090.45" calcext:value-type="float">
            <text:p>1090.45</text:p>
          </table:table-cell>
          <table:table-cell table:formula="of:= [.G13] / 60" office:value-type="float" office:value="18.1741666666667" calcext:value-type="float">
            <text:p>18.1741666666667</text:p>
          </table:table-cell>
          <table:table-cell office:value-type="string" calcext:value-type="string">
            <text:p>A40</text:p>
          </table:table-cell>
          <table:table-cell table:formula="of:=3*60+13" office:value-type="float" office:value="193" calcext:value-type="float">
            <text:p>193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table:formula="of:=([.J14] / [.K14])*100" office:value-type="float" office:value="377.5" calcext:value-type="float">
            <text:p>377.5</text:p>
          </table:table-cell>
          <table:table-cell table:formula="of:=FLOOR(100*[.A14]*[.B14]/[.C14])" office:value-type="float" office:value="138884" calcext:value-type="float">
            <text:p>138884</text:p>
          </table:table-cell>
          <table:table-cell/>
          <table:table-cell office:value-type="float" office:value="282" calcext:value-type="float">
            <text:p>282</text:p>
          </table:table-cell>
          <table:table-cell table:formula="of:=[.F14]/100 * [.C14]" office:value-type="float" office:value="1064.55" calcext:value-type="float">
            <text:p>1064.55</text:p>
          </table:table-cell>
          <table:table-cell table:formula="of:= [.G14] / 60" office:value-type="float" office:value="17.7425" calcext:value-type="float">
            <text:p>17.7425</text:p>
          </table:table-cell>
          <table:table-cell office:value-type="string" calcext:value-type="string">
            <text:p>A40</text:p>
          </table:table-cell>
          <table:table-cell table:formula="of:=2*60+31" office:value-type="float" office:value="151" calcext:value-type="float">
            <text:p>151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table:formula="of:=([.J15] / [.K15])*100" office:value-type="float" office:value="665" calcext:value-type="float">
            <text:p>665</text:p>
          </table:table-cell>
          <table:table-cell table:formula="of:=FLOOR(100*[.A15]*[.B15]/[.C15])" office:value-type="float" office:value="157680" calcext:value-type="float">
            <text:p>157680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[.F15]/100 * [.C15]" office:value-type="float" office:value="937.65" calcext:value-type="float">
            <text:p>937.65</text:p>
          </table:table-cell>
          <table:table-cell table:formula="of:= [.G15] / 60" office:value-type="float" office:value="15.6275" calcext:value-type="float">
            <text:p>15.6275</text:p>
          </table:table-cell>
          <table:table-cell office:value-type="string" calcext:value-type="string">
            <text:p>A40</text:p>
          </table:table-cell>
          <table:table-cell table:formula="of:=6*60 + 39" office:value-type="float" office:value="399" calcext:value-type="float">
            <text:p>399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192" calcext:value-type="float">
            <text:p>8192</text:p>
          </table:table-cell>
          <table:table-cell table:formula="of:=([.J16] / [.K16])*100" office:value-type="float" office:value="12.4152542372881" calcext:value-type="float">
            <text:p>12.4152542372881</text:p>
          </table:table-cell>
          <table:table-cell table:formula="of:=FLOOR(100*[.A16]*[.B16]/[.C16])" office:value-type="float" office:value="527866" calcext:value-type="float">
            <text:p>527866</text:p>
          </table:table-cell>
          <table:table-cell/>
          <table:table-cell office:value-type="float" office:value="18108" calcext:value-type="float">
            <text:p>18108</text:p>
          </table:table-cell>
          <table:table-cell table:formula="of:=[.F16]/100 * [.C16]" office:value-type="float" office:value="2248.15423728814" calcext:value-type="float">
            <text:p>2248.15423728814</text:p>
          </table:table-cell>
          <table:table-cell table:formula="of:= [.G16] / 60" office:value-type="float" office:value="37.4692372881356" calcext:value-type="float">
            <text:p>37.4692372881356</text:p>
          </table:table-cell>
          <table:table-cell office:value-type="string" calcext:value-type="string">
            <text:p>A40</text:p>
          </table:table-cell>
          <table:table-cell table:formula="of:=4*60+53" office:value-type="float" office:value="293" calcext:value-type="float">
            <text:p>293</text:p>
          </table:table-cell>
          <table:table-cell table:formula="of:=2360" office:value-type="float" office:value="2360" calcext:value-type="float">
            <text:p>2360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formula="of:=([.J17] / [.K17])*100" office:value-type="float" office:value="21.5384615384615" calcext:value-type="float">
            <text:p>21.5384615384615</text:p>
          </table:table-cell>
          <table:table-cell table:formula="of:=FLOOR(100*[.A17]*[.B17]/[.C17])" office:value-type="float" office:value="608548" calcext:value-type="float">
            <text:p>608548</text:p>
          </table:table-cell>
          <table:table-cell/>
          <table:table-cell office:value-type="float" office:value="9054" calcext:value-type="float">
            <text:p>9054</text:p>
          </table:table-cell>
          <table:table-cell table:formula="of:=[.F17]/100 * [.C17]" office:value-type="float" office:value="1950.09230769231" calcext:value-type="float">
            <text:p>1950.09230769231</text:p>
          </table:table-cell>
          <table:table-cell table:formula="of:= [.G17] / 60" office:value-type="float" office:value="32.5015384615385" calcext:value-type="float">
            <text:p>32.5015384615385</text:p>
          </table:table-cell>
          <table:table-cell office:value-type="string" calcext:value-type="string">
            <text:p>A40</text:p>
          </table:table-cell>
          <table:table-cell table:formula="of:=4*60+40" office:value-type="float" office:value="280" calcext:value-type="float">
            <text:p>280</text:p>
          </table:table-cell>
          <table:table-cell table:formula="of:=1300" office:value-type="float" office:value="1300" calcext:value-type="float">
            <text:p>1300</text:p>
          </table:table-cell>
          <table:table-cell table:number-columns-repeated="101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table:formula="of:=([.J18] / [.K18])*100" office:value-type="float" office:value="151.875" calcext:value-type="float">
            <text:p>151.875</text:p>
          </table:table-cell>
          <table:table-cell table:formula="of:=FLOOR(100*[.A18]*[.B18]/[.C18])" office:value-type="float" office:value="690420" calcext:value-type="float">
            <text:p>690420</text:p>
          </table:table-cell>
          <table:table-cell/>
          <table:table-cell office:value-type="float" office:value="1131" calcext:value-type="float">
            <text:p>1131</text:p>
          </table:table-cell>
          <table:table-cell table:formula="of:=[.F18]/100 * [.C18]" office:value-type="float" office:value="1717.70625" calcext:value-type="float">
            <text:p>1717.70625</text:p>
          </table:table-cell>
          <table:table-cell table:formula="of:= [.G18] / 60" office:value-type="float" office:value="28.6284375" calcext:value-type="float">
            <text:p>28.6284375</text:p>
          </table:table-cell>
          <table:table-cell office:value-type="string" calcext:value-type="string">
            <text:p>A40</text:p>
          </table:table-cell>
          <table:table-cell table:formula="of:=4*60 + 3" office:value-type="float" office:value="243" calcext:value-type="float">
            <text:p>243</text:p>
          </table:table-cell>
          <table:table-cell table:formula="of:=160" office:value-type="float" office:value="160" calcext:value-type="float">
            <text:p>160</text:p>
          </table:table-cell>
          <table:table-cell table:number-columns-repeated="101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table:formula="of:=([.J19] / [.K19])*100" office:value-type="float" office:value="333.333333333333" calcext:value-type="float">
            <text:p>333.333333333333</text:p>
          </table:table-cell>
          <table:table-cell table:formula="of:=FLOOR(100*[.A19]*[.B19]/[.C19])" office:value-type="float" office:value="629145" calcext:value-type="float">
            <text:p>629145</text:p>
          </table:table-cell>
          <table:table-cell/>
          <table:table-cell office:value-type="float" office:value="565" calcext:value-type="float">
            <text:p>565</text:p>
          </table:table-cell>
          <table:table-cell table:formula="of:=[.F19]/100 * [.C19]" office:value-type="float" office:value="1883.33333333333" calcext:value-type="float">
            <text:p>1883.33333333333</text:p>
          </table:table-cell>
          <table:table-cell table:formula="of:= [.G19] / 60" office:value-type="float" office:value="31.3888888888889" calcext:value-type="float">
            <text:p>31.3888888888889</text:p>
          </table:table-cell>
          <table:table-cell office:value-type="string" calcext:value-type="string">
            <text:p>A40</text:p>
          </table:table-cell>
          <table:table-cell table:formula="of:=3*60+20"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8192" calcext:value-type="float">
            <text:p>8192</text:p>
          </table:table-cell>
          <table:table-cell table:style-name="ce1" table:formula="of:=([.J20] / [.K20])*100" office:value-type="float" office:value="460" calcext:value-type="float">
            <text:p>460</text:p>
          </table:table-cell>
          <table:table-cell table:style-name="ce1" table:formula="of:=FLOOR(100*[.A20]*[.B20]/[.C20])" office:value-type="float" office:value="911805" calcext:value-type="float">
            <text:p>911805</text:p>
          </table:table-cell>
          <table:table-cell table:style-name="ce1"/>
          <table:table-cell table:style-name="ce1" office:value-type="float" office:value="282" calcext:value-type="float">
            <text:p>282</text:p>
          </table:table-cell>
          <table:table-cell table:style-name="ce1" table:formula="of:=[.F20]/100 * [.C20]" office:value-type="float" office:value="1297.2" calcext:value-type="float">
            <text:p>1297.2</text:p>
          </table:table-cell>
          <table:table-cell table:style-name="ce1" table:formula="of:= [.G20] / 60" office:value-type="float" office:value="21.62" calcext:value-type="float">
            <text:p>21.62</text:p>
          </table:table-cell>
          <table:table-cell table:style-name="ce1" office:value-type="string" calcext:value-type="string">
            <text:p>A40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Questionable!</text:p>
          </table:table-cell>
          <table:table-cell table:style-name="ce1" table:number-columns-repeated="1012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2" office:value-type="float" office:value="8192" calcext:value-type="float">
            <text:p>8192</text:p>
          </table:table-cell>
          <table:table-cell table:style-name="ce2" table:formula="of:=([.J21] / [.K21])*100" office:value-type="float" office:value="1002.5" calcext:value-type="float">
            <text:p>1002.5</text:p>
          </table:table-cell>
          <table:table-cell table:style-name="ce2" table:formula="of:=FLOOR(100*[.A21]*[.B21]/[.C21])" office:value-type="float" office:value="836768" calcext:value-type="float">
            <text:p>836768</text:p>
          </table:table-cell>
          <table:table-cell table:style-name="ce2"/>
          <table:table-cell table:style-name="ce2" office:value-type="float" office:value="141" calcext:value-type="float">
            <text:p>141</text:p>
          </table:table-cell>
          <table:table-cell table:style-name="ce2" table:formula="of:=[.F21]/100 * [.C21]" office:value-type="float" office:value="1413.525" calcext:value-type="float">
            <text:p>1413.525</text:p>
          </table:table-cell>
          <table:table-cell table:style-name="ce2" table:formula="of:= [.G21] / 60" office:value-type="float" office:value="23.55875" calcext:value-type="float">
            <text:p>23.55875</text:p>
          </table:table-cell>
          <table:table-cell office:value-type="string" calcext:value-type="string">
            <text:p>A40</text:p>
          </table:table-cell>
          <table:table-cell table:style-name="ce2" table:formula="of:=6*60+41" office:value-type="float" office:value="401" calcext:value-type="float">
            <text:p>401</text:p>
          </table:table-cell>
          <table:table-cell table:style-name="ce2" office:value-type="float" office:value="40" calcext:value-type="float">
            <text:p>40</text:p>
          </table:table-cell>
          <table:table-cell table:style-name="ce1"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.8" calcext:value-type="float">
            <text:p>7.8</text:p>
          </table:table-cell>
          <table:table-cell table:formula="of:=FLOOR(100*[.A22]*[.B22]/[.C22])" office:value-type="float" office:value="105025" calcext:value-type="float">
            <text:p>105025</text:p>
          </table:table-cell>
          <table:table-cell/>
          <table:table-cell office:value-type="float" office:value="18108" calcext:value-type="float">
            <text:p>18108</text:p>
          </table:table-cell>
          <table:table-cell table:formula="of:=[.F22]/100 * [.C22]" office:value-type="float" office:value="1412.424" calcext:value-type="float">
            <text:p>1412.424</text:p>
          </table:table-cell>
          <table:table-cell table:formula="of:= [.G22] / 60" office:value-type="float" office:value="23.5404" calcext:value-type="float">
            <text:p>23.5404</text:p>
          </table:table-cell>
          <table:table-cell office:value-type="string" calcext:value-type="string">
            <text:p>A100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formula="of:=([.J23] / [.K23])*100" office:value-type="float" office:value="9.76190476190476" calcext:value-type="float">
            <text:p>9.76190476190476</text:p>
          </table:table-cell>
          <table:table-cell table:formula="of:=FLOOR(100*[.A23]*[.B23]/[.C23])" office:value-type="float" office:value="167836" calcext:value-type="float">
            <text:p>167836</text:p>
          </table:table-cell>
          <table:table-cell/>
          <table:table-cell office:value-type="float" office:value="9054" calcext:value-type="float">
            <text:p>9054</text:p>
          </table:table-cell>
          <table:table-cell table:formula="of:=[.F23]/100 * [.C23]" office:value-type="float" office:value="883.842857142857" calcext:value-type="float">
            <text:p>883.842857142857</text:p>
          </table:table-cell>
          <table:table-cell table:formula="of:= [.G23] / 60" office:value-type="float" office:value="14.7307142857143" calcext:value-type="float">
            <text:p>14.7307142857143</text:p>
          </table:table-cell>
          <table:table-cell office:value-type="string" calcext:value-type="string">
            <text:p>A100</text:p>
          </table:table-cell>
          <table:table-cell table:formula="of:=4*60 + 47" office:value-type="float" office:value="287" calcext:value-type="float">
            <text:p>287</text:p>
          </table:table-cell>
          <table:table-cell table:formula="of:=2961-21" office:value-type="float" office:value="2940" calcext:value-type="float">
            <text:p>2940</text:p>
          </table:table-cell>
          <table:table-cell table:number-columns-repeated="101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table:formula="of:=([.J24] / [.K24])*100" office:value-type="float" office:value="55.4" calcext:value-type="float">
            <text:p>55.4</text:p>
          </table:table-cell>
          <table:table-cell table:formula="of:=FLOOR(100*[.A24]*[.B24]/[.C24])" office:value-type="float" office:value="236592" calcext:value-type="float">
            <text:p>236592</text:p>
          </table:table-cell>
          <table:table-cell/>
          <table:table-cell office:value-type="float" office:value="1131" calcext:value-type="float">
            <text:p>1131</text:p>
          </table:table-cell>
          <table:table-cell table:formula="of:=[.F24]/100 * [.C24]" office:value-type="float" office:value="626.574" calcext:value-type="float">
            <text:p>626.574</text:p>
          </table:table-cell>
          <table:table-cell table:formula="of:= [.G24] / 60" office:value-type="float" office:value="10.4429" calcext:value-type="float">
            <text:p>10.4429</text:p>
          </table:table-cell>
          <table:table-cell office:value-type="string" calcext:value-type="string">
            <text:p>A100</text:p>
          </table:table-cell>
          <table:table-cell table:formula="of:=4*60+37" office:value-type="float" office:value="277" calcext:value-type="float">
            <text:p>277</text:p>
          </table:table-cell>
          <table:table-cell table:formula="of:=521-21" office:value-type="float" office:value="500" calcext:value-type="float">
            <text:p>500</text:p>
          </table:table-cell>
          <table:table-cell table:number-columns-repeated="101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table:formula="of:=([.J25] / [.K25])*100" office:value-type="float" office:value="109.166666666667" calcext:value-type="float">
            <text:p>109.166666666667</text:p>
          </table:table-cell>
          <table:table-cell table:formula="of:=FLOOR(100*[.A25]*[.B25]/[.C25])" office:value-type="float" office:value="240131" calcext:value-type="float">
            <text:p>240131</text:p>
          </table:table-cell>
          <table:table-cell/>
          <table:table-cell office:value-type="float" office:value="565" calcext:value-type="float">
            <text:p>565</text:p>
          </table:table-cell>
          <table:table-cell table:formula="of:=[.F25]/100 * [.C25]" office:value-type="float" office:value="616.791666666667" calcext:value-type="float">
            <text:p>616.791666666667</text:p>
          </table:table-cell>
          <table:table-cell table:formula="of:= [.G25] / 60" office:value-type="float" office:value="10.2798611111111" calcext:value-type="float">
            <text:p>10.2798611111111</text:p>
          </table:table-cell>
          <table:table-cell office:value-type="string" calcext:value-type="string">
            <text:p>A100</text:p>
          </table:table-cell>
          <table:table-cell table:formula="of:=4*60 + 22" office:value-type="float" office:value="262" calcext:value-type="float">
            <text:p>262</text:p>
          </table:table-cell>
          <table:table-cell table:formula="of:=240" office:value-type="float" office:value="240" calcext:value-type="float">
            <text:p>240</text:p>
          </table:table-cell>
          <table:table-cell table:number-columns-repeated="1013"/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table:formula="of:=([.J26] / [.K26])*100" office:value-type="float" office:value="219" calcext:value-type="float">
            <text:p>219</text:p>
          </table:table-cell>
          <table:table-cell table:style-name="ce2" table:formula="of:=FLOOR(100*[.A26]*[.B26]/[.C26])" office:value-type="float" office:value="239400" calcext:value-type="float">
            <text:p>239400</text:p>
          </table:table-cell>
          <table:table-cell table:style-name="ce2"/>
          <table:table-cell table:style-name="ce2" office:value-type="float" office:value="282" calcext:value-type="float">
            <text:p>282</text:p>
          </table:table-cell>
          <table:table-cell table:style-name="ce2" table:formula="of:=[.F26]/100 * [.C26]" office:value-type="float" office:value="617.58" calcext:value-type="float">
            <text:p>617.58</text:p>
          </table:table-cell>
          <table:table-cell table:style-name="ce2" table:formula="of:= [.G26] / 60" office:value-type="float" office:value="10.293" calcext:value-type="float">
            <text:p>10.293</text:p>
          </table:table-cell>
          <table:table-cell table:style-name="ce2" office:value-type="string" calcext:value-type="string">
            <text:p>A100</text:p>
          </table:table-cell>
          <table:table-cell table:style-name="ce2" table:formula="of:=3*60 + 39" office:value-type="float" office:value="219" calcext:value-type="float">
            <text:p>219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1024" calcext:value-type="float">
            <text:p>1024</text:p>
          </table:table-cell>
          <table:table-cell table:style-name="ce2" table:formula="of:=([.J27] / [.K27])*100" office:value-type="float" office:value="717" calcext:value-type="float">
            <text:p>717</text:p>
          </table:table-cell>
          <table:table-cell table:style-name="ce2" table:formula="of:=FLOOR(100*[.A27]*[.B27]/[.C27])" office:value-type="float" office:value="146244" calcext:value-type="float">
            <text:p>146244</text:p>
          </table:table-cell>
          <table:table-cell table:style-name="ce2"/>
          <table:table-cell table:style-name="ce2" office:value-type="float" office:value="141" calcext:value-type="float">
            <text:p>141</text:p>
          </table:table-cell>
          <table:table-cell table:style-name="ce2" table:formula="of:=[.F27]/100 * [.C27]" office:value-type="float" office:value="1010.97" calcext:value-type="float">
            <text:p>1010.97</text:p>
          </table:table-cell>
          <table:table-cell table:style-name="ce2" table:formula="of:= [.G27] / 60" office:value-type="float" office:value="16.8495" calcext:value-type="float">
            <text:p>16.8495</text:p>
          </table:table-cell>
          <table:table-cell table:style-name="ce2" office:value-type="string" calcext:value-type="string">
            <text:p>A100</text:p>
          </table:table-cell>
          <table:table-cell table:style-name="ce2" table:formula="of:=11*60+57" office:value-type="float" office:value="717" calcext:value-type="float">
            <text:p>717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8192" calcext:value-type="float">
            <text:p>8192</text:p>
          </table:table-cell>
          <table:table-cell table:style-name="ce2" table:formula="of:=([.J28] / [.K28])*100" office:value-type="float" office:value="11.864406779661" calcext:value-type="float">
            <text:p>11.864406779661</text:p>
          </table:table-cell>
          <table:table-cell table:style-name="ce2" table:formula="of:=FLOOR(100*[.A28]*[.B28]/[.C28])" office:value-type="float" office:value="552374" calcext:value-type="float">
            <text:p>552374</text:p>
          </table:table-cell>
          <table:table-cell table:style-name="ce2"/>
          <table:table-cell table:style-name="ce2" office:value-type="float" office:value="18108" calcext:value-type="float">
            <text:p>18108</text:p>
          </table:table-cell>
          <table:table-cell table:style-name="ce2" table:formula="of:=[.F28]/100 * [.C28]" office:value-type="float" office:value="2148.40677966102" calcext:value-type="float">
            <text:p>2148.40677966102</text:p>
          </table:table-cell>
          <table:table-cell table:style-name="ce2" table:formula="of:= [.G28] / 60" office:value-type="float" office:value="35.806779661017" calcext:value-type="float">
            <text:p>35.806779661017</text:p>
          </table:table-cell>
          <table:table-cell table:style-name="ce2" office:value-type="string" calcext:value-type="string">
            <text:p>A100</text:p>
          </table:table-cell>
          <table:table-cell table:style-name="ce2" table:formula="of:=4*60+40" office:value-type="float" office:value="280" calcext:value-type="float">
            <text:p>280</text:p>
          </table:table-cell>
          <table:table-cell table:style-name="ce2" office:value-type="float" office:value="2360" calcext:value-type="float">
            <text:p>2360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8192" calcext:value-type="float">
            <text:p>8192</text:p>
          </table:table-cell>
          <table:table-cell table:style-name="ce2" table:formula="of:=([.J29] / [.K29])*100" office:value-type="float" office:value="19.3150684931507" calcext:value-type="float">
            <text:p>19.3150684931507</text:p>
          </table:table-cell>
          <table:table-cell table:style-name="ce2" table:formula="of:=FLOOR(100*[.A29]*[.B29]/[.C29])" office:value-type="float" office:value="678599" calcext:value-type="float">
            <text:p>678599</text:p>
          </table:table-cell>
          <table:table-cell table:style-name="ce2"/>
          <table:table-cell table:style-name="ce2" office:value-type="float" office:value="9054" calcext:value-type="float">
            <text:p>9054</text:p>
          </table:table-cell>
          <table:table-cell table:style-name="ce2" table:formula="of:=[.F29]/100 * [.C29]" office:value-type="float" office:value="1748.78630136986" calcext:value-type="float">
            <text:p>1748.78630136986</text:p>
          </table:table-cell>
          <table:table-cell table:style-name="ce2" table:formula="of:= [.G29] / 60" office:value-type="float" office:value="29.1464383561644" calcext:value-type="float">
            <text:p>29.1464383561644</text:p>
          </table:table-cell>
          <table:table-cell table:style-name="ce2" office:value-type="string" calcext:value-type="string">
            <text:p>A100</text:p>
          </table:table-cell>
          <table:table-cell table:style-name="ce2" table:formula="of:=4*60+42" office:value-type="float" office:value="282" calcext:value-type="float">
            <text:p>282</text:p>
          </table:table-cell>
          <table:table-cell table:style-name="ce2"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8192" calcext:value-type="float">
            <text:p>8192</text:p>
          </table:table-cell>
          <table:table-cell table:style-name="ce2" table:formula="of:=([.J30] / [.K30])*100" office:value-type="float" office:value="135.555555555556" calcext:value-type="float">
            <text:p>135.555555555556</text:p>
          </table:table-cell>
          <table:table-cell table:style-name="ce2" table:formula="of:=FLOOR(100*[.A30]*[.B30]/[.C30])" office:value-type="float" office:value="773539" calcext:value-type="float">
            <text:p>773539</text:p>
          </table:table-cell>
          <table:table-cell table:style-name="ce2"/>
          <table:table-cell table:style-name="ce2" office:value-type="float" office:value="1131" calcext:value-type="float">
            <text:p>1131</text:p>
          </table:table-cell>
          <table:table-cell table:style-name="ce2" table:formula="of:=[.F30]/100 * [.C30]" office:value-type="float" office:value="1533.13333333333" calcext:value-type="float">
            <text:p>1533.13333333333</text:p>
          </table:table-cell>
          <table:table-cell table:style-name="ce2" table:formula="of:= [.G30] / 60" office:value-type="float" office:value="25.5522222222222" calcext:value-type="float">
            <text:p>25.5522222222222</text:p>
          </table:table-cell>
          <table:table-cell table:style-name="ce2" office:value-type="string" calcext:value-type="string">
            <text:p>A100</text:p>
          </table:table-cell>
          <table:table-cell table:style-name="ce2" table:formula="of:=4*60 + 4" office:value-type="float" office:value="244" calcext:value-type="float">
            <text:p>244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1013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8192" calcext:value-type="float">
            <text:p>8192</text:p>
          </table:table-cell>
          <table:table-cell table:style-name="ce2" table:formula="of:=([.J31] / [.K31])*100" office:value-type="float" office:value="267.5" calcext:value-type="float">
            <text:p>267.5</text:p>
          </table:table-cell>
          <table:table-cell table:style-name="ce2" table:formula="of:=FLOOR(100*[.A31]*[.B31]/[.C31])" office:value-type="float" office:value="783982" calcext:value-type="float">
            <text:p>783982</text:p>
          </table:table-cell>
          <table:table-cell table:style-name="ce2"/>
          <table:table-cell table:style-name="ce2" office:value-type="float" office:value="565" calcext:value-type="float">
            <text:p>565</text:p>
          </table:table-cell>
          <table:table-cell table:style-name="ce2" table:formula="of:=[.F31]/100 * [.C31]" office:value-type="float" office:value="1511.375" calcext:value-type="float">
            <text:p>1511.375</text:p>
          </table:table-cell>
          <table:table-cell table:style-name="ce2" table:formula="of:= [.G31] / 60" office:value-type="float" office:value="25.1895833333333" calcext:value-type="float">
            <text:p>25.1895833333333</text:p>
          </table:table-cell>
          <table:table-cell table:style-name="ce2" office:value-type="string" calcext:value-type="string">
            <text:p>A100</text:p>
          </table:table-cell>
          <table:table-cell table:style-name="ce2" table:formula="of:=3*60 + 34" office:value-type="float" office:value="214" calcext:value-type="float">
            <text:p>214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8192" calcext:value-type="float">
            <text:p>8192</text:p>
          </table:table-cell>
          <table:table-cell table:style-name="ce2" table:formula="of:=([.J32] / [.K32])*100" office:value-type="float" office:value="535" calcext:value-type="float">
            <text:p>535</text:p>
          </table:table-cell>
          <table:table-cell table:style-name="ce2" table:formula="of:=FLOOR(100*[.A32]*[.B32]/[.C32])" office:value-type="float" office:value="783982" calcext:value-type="float">
            <text:p>783982</text:p>
          </table:table-cell>
          <table:table-cell table:style-name="ce2"/>
          <table:table-cell table:style-name="ce2" office:value-type="float" office:value="282" calcext:value-type="float">
            <text:p>282</text:p>
          </table:table-cell>
          <table:table-cell table:style-name="ce2" table:formula="of:=[.F32]/100 * [.C32]" office:value-type="float" office:value="1508.7" calcext:value-type="float">
            <text:p>1508.7</text:p>
          </table:table-cell>
          <table:table-cell table:style-name="ce2" table:formula="of:= [.G32] / 60" office:value-type="float" office:value="25.145" calcext:value-type="float">
            <text:p>25.145</text:p>
          </table:table-cell>
          <table:table-cell table:style-name="ce2" office:value-type="string" calcext:value-type="string">
            <text:p>A100</text:p>
          </table:table-cell>
          <table:table-cell table:style-name="ce2" table:formula="of:=60 + 47" office:value-type="float" office:value="107" calcext:value-type="float">
            <text:p>107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8192" calcext:value-type="float">
            <text:p>8192</text:p>
          </table:table-cell>
          <table:table-cell table:style-name="ce2" table:formula="of:=([.J33] / [.K33])*100" office:value-type="float" office:value="1355" calcext:value-type="float">
            <text:p>1355</text:p>
          </table:table-cell>
          <table:table-cell table:style-name="ce2" table:formula="of:=FLOOR(100*[.A33]*[.B33]/[.C33])" office:value-type="float" office:value="619085" calcext:value-type="float">
            <text:p>619085</text:p>
          </table:table-cell>
          <table:table-cell table:style-name="ce2"/>
          <table:table-cell table:style-name="ce2" office:value-type="float" office:value="141" calcext:value-type="float">
            <text:p>141</text:p>
          </table:table-cell>
          <table:table-cell table:style-name="ce2" table:formula="of:=[.F33]/100 * [.C33]" office:value-type="float" office:value="1910.55" calcext:value-type="float">
            <text:p>1910.55</text:p>
          </table:table-cell>
          <table:table-cell table:style-name="ce2" table:formula="of:= [.G33] / 60" office:value-type="float" office:value="31.8425" calcext:value-type="float">
            <text:p>31.8425</text:p>
          </table:table-cell>
          <table:table-cell table:style-name="ce2" office:value-type="string" calcext:value-type="string">
            <text:p>A100</text:p>
          </table:table-cell>
          <table:table-cell table:style-name="ce2" table:formula="of:=9*60 + 2" office:value-type="float" office:value="542" calcext:value-type="float">
            <text:p>542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0T21:14:21.652112651</meta:creation-date>
    <dc:date>2025-10-22T22:55:49.945817123</dc:date>
    <meta:editing-duration>PT24M25S</meta:editing-duration>
    <meta:editing-cycles>4</meta:editing-cycles>
    <meta:generator>LibreOffice/7.3.7.2$Linux_X86_64 LibreOffice_project/30$Build-2</meta:generator>
    <meta:document-statistic meta:table-count="1" meta:cell-count="313" meta:object-count="0"/>
  </office:meta>
</office:document-meta>
</file>